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aces L3P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racter_001_maincharact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1]&amp;[.A1]&amp;[.E1]&amp;[.A1]&amp;[.F1]" office:value-type="string" office:string-value="&quot;E:\Programs Windows\l3p14beta\l3p.exe&quot; &quot;%pov_source%\character_001_maincharacter.ldr&quot; &quot;%pov_source%\character_001_maincharacter_face.pov&quot; -o -ic -il -ibcharacter_face.inc" calcext:value-type="string">
            <text:p>"E:\Programs Windows\l3p14beta\l3p.exe" "%pov_source%\character_001_maincharacter.ldr" "%pov_source%\character_001_maincharacter_face.pov" -o -ic -il -ibcharacter_face.inc</text:p>
          </table:table-cell>
        </table:table-row>
        <table:table-row table:style-name="ro1">
          <table:table-cell office:value-type="string" calcext:value-type="string">
            <text:p>character_002_brownjacketandredbowl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2]&amp;[.A2]&amp;[.E2]&amp;[.A2]&amp;[.F2]" office:value-type="string" office:string-value="&quot;E:\Programs Windows\l3p14beta\l3p.exe&quot; &quot;%pov_source%\character_002_brownjacketandredbowler.ldr&quot; &quot;%pov_source%\character_002_brownjacketandredbowler_face.pov&quot; -o -ic -il -ibcharacter_face.inc" calcext:value-type="string">
            <text:p>"E:\Programs Windows\l3p14beta\l3p.exe" "%pov_source%\character_002_brownjacketandredbowler.ldr" "%pov_source%\character_002_brownjacketandredbowler_face.pov" -o -ic -il -ibcharacter_face.inc</text:p>
          </table:table-cell>
        </table:table-row>
        <table:table-row table:style-name="ro1">
          <table:table-cell office:value-type="string" calcext:value-type="string">
            <text:p>character_003_bluejogg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3]&amp;[.A3]&amp;[.E3]&amp;[.A3]&amp;[.F3]" office:value-type="string" office:string-value="&quot;E:\Programs Windows\l3p14beta\l3p.exe&quot; &quot;%pov_source%\character_003_bluejogger.ldr&quot; &quot;%pov_source%\character_003_bluejogger_face.pov&quot; -o -ic -il -ibcharacter_face.inc" calcext:value-type="string">
            <text:p>"E:\Programs Windows\l3p14beta\l3p.exe" "%pov_source%\character_003_bluejogger.ldr" "%pov_source%\character_003_bluejogger_face.pov" -o -ic -il -ibcharacter_face.inc</text:p>
          </table:table-cell>
        </table:table-row>
        <table:table-row table:style-name="ro1">
          <table:table-cell office:value-type="string" calcext:value-type="string">
            <text:p>character_004_greenjogg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4]&amp;[.A4]&amp;[.E4]&amp;[.A4]&amp;[.F4]" office:value-type="string" office:string-value="&quot;E:\Programs Windows\l3p14beta\l3p.exe&quot; &quot;%pov_source%\character_004_greenjogger.ldr&quot; &quot;%pov_source%\character_004_greenjogger_face.pov&quot; -o -ic -il -ibcharacter_face.inc" calcext:value-type="string">
            <text:p>"E:\Programs Windows\l3p14beta\l3p.exe" "%pov_source%\character_004_greenjogger.ldr" "%pov_source%\character_004_greenjogger_face.pov" -o -ic -il -ibcharacter_face.inc</text:p>
          </table:table-cell>
        </table:table-row>
        <table:table-row table:style-name="ro1">
          <table:table-cell office:value-type="string" calcext:value-type="string">
            <text:p>character_005_femaletechnomanc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5]&amp;[.A5]&amp;[.E5]&amp;[.A5]&amp;[.F5]" office:value-type="string" office:string-value="&quot;E:\Programs Windows\l3p14beta\l3p.exe&quot; &quot;%pov_source%\character_005_femaletechnomancer.ldr&quot; &quot;%pov_source%\character_005_femaletechnomancer_face.pov&quot; -o -ic -il -ibcharacter_face.inc" calcext:value-type="string">
            <text:p>"E:\Programs Windows\l3p14beta\l3p.exe" "%pov_source%\character_005_femaletechnomancer.ldr" "%pov_source%\character_005_femaletechnomancer_face.pov" -o -ic -il -ibcharacter_face.inc</text:p>
          </table:table-cell>
        </table:table-row>
        <table:table-row table:style-name="ro1">
          <table:table-cell office:value-type="string" calcext:value-type="string">
            <text:p>character_006_safaridud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6]&amp;[.A6]&amp;[.E6]&amp;[.A6]&amp;[.F6]" office:value-type="string" office:string-value="&quot;E:\Programs Windows\l3p14beta\l3p.exe&quot; &quot;%pov_source%\character_006_safaridude.ldr&quot; &quot;%pov_source%\character_006_safaridude_face.pov&quot; -o -ic -il -ibcharacter_face.inc" calcext:value-type="string">
            <text:p>"E:\Programs Windows\l3p14beta\l3p.exe" "%pov_source%\character_006_safaridude.ldr" "%pov_source%\character_006_safaridude_face.pov" -o -ic -il -ibcharacter_face.inc</text:p>
          </table:table-cell>
        </table:table-row>
        <table:table-row table:style-name="ro1">
          <table:table-cell office:value-type="string" calcext:value-type="string">
            <text:p>character_007_rockroll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7]&amp;[.A7]&amp;[.E7]&amp;[.A7]&amp;[.F7]" office:value-type="string" office:string-value="&quot;E:\Programs Windows\l3p14beta\l3p.exe&quot; &quot;%pov_source%\character_007_rockroller.ldr&quot; &quot;%pov_source%\character_007_rockroller_face.pov&quot; -o -ic -il -ibcharacter_face.inc" calcext:value-type="string">
            <text:p>"E:\Programs Windows\l3p14beta\l3p.exe" "%pov_source%\character_007_rockroller.ldr" "%pov_source%\character_007_rockroller_face.pov" -o -ic -il -ibcharacter_face.inc</text:p>
          </table:table-cell>
        </table:table-row>
        <table:table-row table:style-name="ro1">
          <table:table-cell office:value-type="string" calcext:value-type="string">
            <text:p>character_008_blondninja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ace.pov" -o -ic -il -ibcharacter_face.inc</text:p>
          </table:table-cell>
          <table:table-cell/>
          <table:table-cell table:formula="of:=[.D8]&amp;[.A8]&amp;[.E8]&amp;[.A8]&amp;[.F8]" office:value-type="string" office:string-value="&quot;E:\Programs Windows\l3p14beta\l3p.exe&quot; &quot;%pov_source%\character_008_blondninja.ldr&quot; &quot;%pov_source%\character_008_blondninja_face.pov&quot; -o -ic -il -ibcharacter_face.inc" calcext:value-type="string">
            <text:p>"E:\Programs Windows\l3p14beta\l3p.exe" "%pov_source%\character_008_blondninja.ldr" "%pov_source%\character_008_blondninja_face.pov" -o -ic -il -ibcharacter_face.inc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iles listed in the first column need to have file extensions as well. Not all models are LDR. Some are MPD.</text:p>
          </table:table-cell>
          <table:table-cell table:number-columns-repeated="3"/>
        </table:table-row>
      </table:table>
      <table:table table:name="Figures L3P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racter_001_maincharact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1]&amp;[.A1]&amp;[.E1]&amp;[.A1]&amp;[.F1]" office:value-type="string" office:string-value="&quot;%l3p_path%&quot; &quot;%pov_source%\character_001_maincharacter.ldr&quot; &quot;%pov_source%\character_001_maincharacter_figure.pov&quot; -o -ic -il -ibcharacter_figure.inc -ieLMM_A02i_datsville_figure.inc" calcext:value-type="string">
            <text:p>"%l3p_path%" "%pov_source%\character_001_maincharacter.ldr" "%pov_source%\character_001_maincharact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2_brownjacketandredbowl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2]&amp;[.A2]&amp;[.E2]&amp;[.A2]&amp;[.F2]" office:value-type="string" office:string-value="&quot;%l3p_path%&quot; &quot;%pov_source%\character_002_brownjacketandredbowler.ldr&quot; &quot;%pov_source%\character_002_brownjacketandredbowler_figure.pov&quot; -o -ic -il -ibcharacter_figure.inc -ieLMM_A02i_datsville_figure.inc" calcext:value-type="string">
            <text:p>"%l3p_path%" "%pov_source%\character_002_brownjacketandredbowler.ldr" "%pov_source%\character_002_brownjacketandredbowl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3_bluejogg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3]&amp;[.A3]&amp;[.E3]&amp;[.A3]&amp;[.F3]" office:value-type="string" office:string-value="&quot;%l3p_path%&quot; &quot;%pov_source%\character_003_bluejogger.ldr&quot; &quot;%pov_source%\character_003_bluejogger_figure.pov&quot; -o -ic -il -ibcharacter_figure.inc -ieLMM_A02i_datsville_figure.inc" calcext:value-type="string">
            <text:p>"%l3p_path%" "%pov_source%\character_003_bluejogger.ldr" "%pov_source%\character_003_bluejogg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4_greenjogg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4]&amp;[.A4]&amp;[.E4]&amp;[.A4]&amp;[.F4]" office:value-type="string" office:string-value="&quot;%l3p_path%&quot; &quot;%pov_source%\character_004_greenjogger.ldr&quot; &quot;%pov_source%\character_004_greenjogger_figure.pov&quot; -o -ic -il -ibcharacter_figure.inc -ieLMM_A02i_datsville_figure.inc" calcext:value-type="string">
            <text:p>"%l3p_path%" "%pov_source%\character_004_greenjogger.ldr" "%pov_source%\character_004_greenjogg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5_femaletechnomanc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5]&amp;[.A5]&amp;[.E5]&amp;[.A5]&amp;[.F5]" office:value-type="string" office:string-value="&quot;%l3p_path%&quot; &quot;%pov_source%\character_005_femaletechnomancer.ldr&quot; &quot;%pov_source%\character_005_femaletechnomancer_figure.pov&quot; -o -ic -il -ibcharacter_figure.inc -ieLMM_A02i_datsville_figure.inc" calcext:value-type="string">
            <text:p>"%l3p_path%" "%pov_source%\character_005_femaletechnomancer.ldr" "%pov_source%\character_005_femaletechnomanc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6_safaridude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6]&amp;[.A6]&amp;[.E6]&amp;[.A6]&amp;[.F6]" office:value-type="string" office:string-value="&quot;%l3p_path%&quot; &quot;%pov_source%\character_006_safaridude.ldr&quot; &quot;%pov_source%\character_006_safaridude_figure.pov&quot; -o -ic -il -ibcharacter_figure.inc -ieLMM_A02i_datsville_figure.inc" calcext:value-type="string">
            <text:p>"%l3p_path%" "%pov_source%\character_006_safaridude.ldr" "%pov_source%\character_006_safaridude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7_rockroll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7]&amp;[.A7]&amp;[.E7]&amp;[.A7]&amp;[.F7]" office:value-type="string" office:string-value="&quot;%l3p_path%&quot; &quot;%pov_source%\character_007_rockroller.ldr&quot; &quot;%pov_source%\character_007_rockroller_figure.pov&quot; -o -ic -il -ibcharacter_figure.inc -ieLMM_A02i_datsville_figure.inc" calcext:value-type="string">
            <text:p>"%l3p_path%" "%pov_source%\character_007_rockroller.ldr" "%pov_source%\character_007_rockroller_figure.pov" -o -ic -il -ibcharacter_figure.inc -ieLMM_A02i_datsville_figure.inc</text:p>
          </table:table-cell>
        </table:table-row>
        <table:table-row table:style-name="ro1">
          <table:table-cell office:value-type="string" calcext:value-type="string">
            <text:p>character_008_blondninja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figure.pov" -o -ic -il -ibcharacter_figure.inc -ieLMM_A02i_datsville_figure.inc</text:p>
          </table:table-cell>
          <table:table-cell/>
          <table:table-cell table:formula="of:=[.D8]&amp;[.A8]&amp;[.E8]&amp;[.A8]&amp;[.F8]" office:value-type="string" office:string-value="&quot;%l3p_path%&quot; &quot;%pov_source%\character_008_blondninja.ldr&quot; &quot;%pov_source%\character_008_blondninja_figure.pov&quot; -o -ic -il -ibcharacter_figure.inc -ieLMM_A02i_datsville_figure.inc" calcext:value-type="string">
            <text:p>"%l3p_path%" "%pov_source%\character_008_blondninja.ldr" "%pov_source%\character_008_blondninja_figure.pov" -o -ic -il -ibcharacter_figure.inc -ieLMM_A02i_datsville_figure.inc</text:p>
          </table:table-cell>
        </table:table-row>
      </table:table>
      <table:table table:name="Shadows L3P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racter_001_maincharact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1]&amp;[.A1]&amp;[.E1]&amp;[.A1]&amp;[.F1]" office:value-type="string" office:string-value="&quot;%l3p_path%&quot; &quot;%pov_source%\character_001_maincharacter.ldr&quot; &quot;%pov_source%\character_001_maincharacter_shadow.pov&quot; -o -ic -il -ibcharacter_shadow.inc -ieLMM_A02i_datsville_shadow.inc" calcext:value-type="string">
            <text:p>"%l3p_path%" "%pov_source%\character_001_maincharacter.ldr" "%pov_source%\character_001_maincharact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2_brownjacketandredbowl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2]&amp;[.A2]&amp;[.E2]&amp;[.A2]&amp;[.F2]" office:value-type="string" office:string-value="&quot;%l3p_path%&quot; &quot;%pov_source%\character_002_brownjacketandredbowler.ldr&quot; &quot;%pov_source%\character_002_brownjacketandredbowler_shadow.pov&quot; -o -ic -il -ibcharacter_shadow.inc -ieLMM_A02i_datsville_shadow.inc" calcext:value-type="string">
            <text:p>"%l3p_path%" "%pov_source%\character_002_brownjacketandredbowler.ldr" "%pov_source%\character_002_brownjacketandredbowl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3_bluejogg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3]&amp;[.A3]&amp;[.E3]&amp;[.A3]&amp;[.F3]" office:value-type="string" office:string-value="&quot;%l3p_path%&quot; &quot;%pov_source%\character_003_bluejogger.ldr&quot; &quot;%pov_source%\character_003_bluejogger_shadow.pov&quot; -o -ic -il -ibcharacter_shadow.inc -ieLMM_A02i_datsville_shadow.inc" calcext:value-type="string">
            <text:p>"%l3p_path%" "%pov_source%\character_003_bluejogger.ldr" "%pov_source%\character_003_bluejogg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4_greenjogg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4]&amp;[.A4]&amp;[.E4]&amp;[.A4]&amp;[.F4]" office:value-type="string" office:string-value="&quot;%l3p_path%&quot; &quot;%pov_source%\character_004_greenjogger.ldr&quot; &quot;%pov_source%\character_004_greenjogger_shadow.pov&quot; -o -ic -il -ibcharacter_shadow.inc -ieLMM_A02i_datsville_shadow.inc" calcext:value-type="string">
            <text:p>"%l3p_path%" "%pov_source%\character_004_greenjogger.ldr" "%pov_source%\character_004_greenjogg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5_femaletechnomanc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5]&amp;[.A5]&amp;[.E5]&amp;[.A5]&amp;[.F5]" office:value-type="string" office:string-value="&quot;%l3p_path%&quot; &quot;%pov_source%\character_005_femaletechnomancer.ldr&quot; &quot;%pov_source%\character_005_femaletechnomancer_shadow.pov&quot; -o -ic -il -ibcharacter_shadow.inc -ieLMM_A02i_datsville_shadow.inc" calcext:value-type="string">
            <text:p>"%l3p_path%" "%pov_source%\character_005_femaletechnomancer.ldr" "%pov_source%\character_005_femaletechnomanc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6_safaridude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6]&amp;[.A6]&amp;[.E6]&amp;[.A6]&amp;[.F6]" office:value-type="string" office:string-value="&quot;%l3p_path%&quot; &quot;%pov_source%\character_006_safaridude.ldr&quot; &quot;%pov_source%\character_006_safaridude_shadow.pov&quot; -o -ic -il -ibcharacter_shadow.inc -ieLMM_A02i_datsville_shadow.inc" calcext:value-type="string">
            <text:p>"%l3p_path%" "%pov_source%\character_006_safaridude.ldr" "%pov_source%\character_006_safaridude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7_rockroller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7]&amp;[.A7]&amp;[.E7]&amp;[.A7]&amp;[.F7]" office:value-type="string" office:string-value="&quot;%l3p_path%&quot; &quot;%pov_source%\character_007_rockroller.ldr&quot; &quot;%pov_source%\character_007_rockroller_shadow.pov&quot; -o -ic -il -ibcharacter_shadow.inc -ieLMM_A02i_datsville_shadow.inc" calcext:value-type="string">
            <text:p>"%l3p_path%" "%pov_source%\character_007_rockroller.ldr" "%pov_source%\character_007_rockroller_shadow.pov" -o -ic -il -ibcharacter_shadow.inc -ieLMM_A02i_datsville_shadow.inc</text:p>
          </table:table-cell>
        </table:table-row>
        <table:table-row table:style-name="ro1">
          <table:table-cell office:value-type="string" calcext:value-type="string">
            <text:p>character_008_blondninja</text:p>
          </table:table-cell>
          <table:table-cell table:number-columns-repeated="2"/>
          <table:table-cell office:value-type="string" calcext:value-type="string">
            <text:p>"%l3p_path%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_shadow.pov" -o -ic -il -ibcharacter_shadow.inc -ieLMM_A02i_datsville_shadow.inc</text:p>
          </table:table-cell>
          <table:table-cell/>
          <table:table-cell table:formula="of:=[.D8]&amp;[.A8]&amp;[.E8]&amp;[.A8]&amp;[.F8]" office:value-type="string" office:string-value="&quot;%l3p_path%&quot; &quot;%pov_source%\character_008_blondninja.ldr&quot; &quot;%pov_source%\character_008_blondninja_shadow.pov&quot; -o -ic -il -ibcharacter_shadow.inc -ieLMM_A02i_datsville_shadow.inc" calcext:value-type="string">
            <text:p>"%l3p_path%" "%pov_source%\character_008_blondninja.ldr" "%pov_source%\character_008_blondninja_shadow.pov" -o -ic -il -ibcharacter_shadow.inc -ieLMM_A02i_datsville_shadow.inc</text:p>
          </table:table-cell>
        </table:table-row>
      </table:table>
      <table:table table:name="spriteshee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aracter_001_maincharacter</text:p>
          </table:table-cell>
          <table:table-cell office:value-type="string" calcext:value-type="string">
            <text:p>character_002_brownjacketandredbowler</text:p>
          </table:table-cell>
          <table:table-cell office:value-type="string" calcext:value-type="string">
            <text:p>character_003_bluejogger</text:p>
          </table:table-cell>
          <table:table-cell office:value-type="string" calcext:value-type="string">
            <text:p>character_004_greenjogger</text:p>
          </table:table-cell>
          <table:table-cell office:value-type="string" calcext:value-type="string">
            <text:p>character_005_femaletechnomancer</text:p>
          </table:table-cell>
          <table:table-cell office:value-type="string" calcext:value-type="string">
            <text:p>character_006_safaridude</text:p>
          </table:table-cell>
          <table:table-cell office:value-type="string" calcext:value-type="string">
            <text:p>character_007_rockroll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&quot;&quot;&quot;&quot;&amp;[.A1]&amp;&quot;.png&quot;&quot;&quot;" office:value-type="string" office:string-value="&quot;character_001_maincharacter.png&quot;" calcext:value-type="string">
            <text:p>"character_001_maincharacter.png"</text:p>
          </table:table-cell>
          <table:table-cell table:formula="of:=&quot;&quot;&quot;&quot;&amp;[.B1]&amp;&quot;.png&quot;&quot;&quot;" office:value-type="string" office:string-value="&quot;character_002_brownjacketandredbowler.png&quot;" calcext:value-type="string">
            <text:p>"character_002_brownjacketandredbowler.png"</text:p>
          </table:table-cell>
          <table:table-cell table:formula="of:=&quot;&quot;&quot;&quot;&amp;[.C1]&amp;&quot;.png&quot;&quot;&quot;" office:value-type="string" office:string-value="&quot;character_003_bluejogger.png&quot;" calcext:value-type="string">
            <text:p>"character_003_bluejogger.png"</text:p>
          </table:table-cell>
          <table:table-cell table:formula="of:=&quot;&quot;&quot;&quot;&amp;[.D1]&amp;&quot;.png&quot;&quot;&quot;" office:value-type="string" office:string-value="&quot;character_004_greenjogger.png&quot;" calcext:value-type="string">
            <text:p>"character_004_greenjogger.png"</text:p>
          </table:table-cell>
          <table:table-cell table:formula="of:=&quot;&quot;&quot;&quot;&amp;[.E1]&amp;&quot;.png&quot;&quot;&quot;" office:value-type="string" office:string-value="&quot;character_005_femaletechnomancer.png&quot;" calcext:value-type="string">
            <text:p>"character_005_femaletechnomancer.png"</text:p>
          </table:table-cell>
          <table:table-cell table:formula="of:=&quot;&quot;&quot;&quot;&amp;[.F1]&amp;&quot;.png&quot;&quot;&quot;" office:value-type="string" office:string-value="&quot;character_006_safaridude.png&quot;" calcext:value-type="string">
            <text:p>"character_006_safaridude.png"</text:p>
          </table:table-cell>
          <table:table-cell table:formula="of:=&quot;&quot;&quot;&quot;&amp;[.G1]&amp;&quot;.png&quot;&quot;&quot;" office:value-type="string" office:string-value="&quot;character_007_rockroller.png&quot;" calcext:value-type="string">
            <text:p>"character_007_rockroller.png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23:08:06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20:27:32.665000000</meta:creation-date>
    <dc:date>2014-08-24T23:09:49.881000000</dc:date>
    <meta:editing-duration>PT3H35M36S</meta:editing-duration>
    <meta:editing-cycles>18</meta:editing-cycles>
    <meta:generator>LibreOffice/4.3.0.4$Windows_x86 LibreOffice_project/62ad5818884a2fc2e5780dd45466868d41009ec0</meta:generator>
    <meta:document-statistic meta:table-count="4" meta:cell-count="135" meta:object-count="0"/>
  </office:meta>
</office:document-meta>
</file>